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9-07-25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9-04-2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9-01-2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8-10-3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8-07-2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8-04-12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8-03-0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7-10-27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7-08-03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7-06-02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7-02-08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6-10-05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6-07-12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6-04-05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6-01-07 0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5-10-14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5-07-15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5-04-15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5-01-1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4-10-0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4-09-09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4-08-12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4-07-16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4-06-10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4-05-13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4-04-09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4-01-0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3-10-1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3-07-1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3-04-24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3-01-09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2-10-03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2-07-17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2-04-25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2-01-1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1-10-0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1-07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1-04-07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1-01-12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0-12-07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0-10-1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0-09-1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0-08-18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0-07-21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0-06-02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0-04-2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10-01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9-10-07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9-07-30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9-04-23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9-01-14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8-10-09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8-07-16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8-04-1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8-01-09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7-10-1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7-07-1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7-04-11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7-01-2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6-10-1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6-07-12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6-04-05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6-01-11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5-10-12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5-07-07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5-04-1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5-01-13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4-10-07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4-07-2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4-04-22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4-01-14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3-10-22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3-07-16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3-04-1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3-01-15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2-10-1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2-07-1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2-04-17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2-01-1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1-09-1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1-07-1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1-05-09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1-03-07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1-01-10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0-11-1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0-09-13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0-03-09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2000-01-1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10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9-16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8-11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7-1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6-09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5-12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4-05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3-15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2-11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9-01-14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8-12-11 0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9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0121280101</text:p>
          </table:table-cell>
          <table:table-cell office:value-type="string" calcext:value-type="string">
            <text:p>197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1" meta:object-count="0"/>
    <meta:user-defined meta:name="AppVersion">3.0</meta:user-defined>
  </office:meta>
</office:document-meta>
</file>